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16fc9e" officeooo:paragraph-rsid="0016fc9e"/>
    </style:style>
    <style:style style:name="P2" style:family="paragraph" style:parent-style-name="Standard">
      <style:text-properties officeooo:rsid="0016fc9e" officeooo:paragraph-rsid="001c8b60"/>
    </style:style>
    <style:style style:name="P3" style:family="paragraph" style:parent-style-name="Standard">
      <style:text-properties officeooo:rsid="0016fc9e" officeooo:paragraph-rsid="002da6fb"/>
    </style:style>
    <style:style style:name="P4" style:family="paragraph" style:parent-style-name="Standard">
      <style:text-properties officeooo:rsid="0016fc9e" officeooo:paragraph-rsid="0031e269"/>
    </style:style>
    <style:style style:name="P5" style:family="paragraph" style:parent-style-name="Standard">
      <style:text-properties officeooo:rsid="0016fc9e" officeooo:paragraph-rsid="00365f83"/>
    </style:style>
    <style:style style:name="P6" style:family="paragraph" style:parent-style-name="Standard">
      <style:text-properties officeooo:rsid="0016fc9e" officeooo:paragraph-rsid="003681cb"/>
    </style:style>
    <style:style style:name="P7" style:family="paragraph" style:parent-style-name="Standard">
      <style:text-properties officeooo:rsid="0016fc9e" officeooo:paragraph-rsid="003b47f3"/>
    </style:style>
    <style:style style:name="P8" style:family="paragraph" style:parent-style-name="Standard">
      <style:text-properties officeooo:rsid="0016fc9e" officeooo:paragraph-rsid="003cdbe2"/>
    </style:style>
    <style:style style:name="P9" style:family="paragraph" style:parent-style-name="Standard">
      <style:text-properties officeooo:rsid="0016fc9e" officeooo:paragraph-rsid="003eec85"/>
    </style:style>
    <style:style style:name="P10" style:family="paragraph" style:parent-style-name="Standard">
      <style:text-properties officeooo:rsid="0016fc9e" officeooo:paragraph-rsid="0040d5ac"/>
    </style:style>
    <style:style style:name="P11" style:family="paragraph" style:parent-style-name="Standard">
      <style:text-properties officeooo:rsid="0016fc9e" officeooo:paragraph-rsid="00443849"/>
    </style:style>
    <style:style style:name="P12" style:family="paragraph" style:parent-style-name="Standard">
      <style:text-properties officeooo:rsid="0016fc9e" officeooo:paragraph-rsid="00447ab6"/>
    </style:style>
    <style:style style:name="P13" style:family="paragraph" style:parent-style-name="Standard">
      <style:text-properties officeooo:rsid="0016fc9e" officeooo:paragraph-rsid="0047adeb"/>
    </style:style>
    <style:style style:name="P14" style:family="paragraph" style:parent-style-name="Standard">
      <style:text-properties officeooo:rsid="0016fc9e" officeooo:paragraph-rsid="004960d0"/>
    </style:style>
    <style:style style:name="P15" style:family="paragraph" style:parent-style-name="Standard">
      <style:text-properties officeooo:rsid="0016fc9e" officeooo:paragraph-rsid="0066bb9c"/>
    </style:style>
    <style:style style:name="P16" style:family="paragraph" style:parent-style-name="Standard">
      <style:text-properties officeooo:rsid="0016fc9e" officeooo:paragraph-rsid="0067b5a3"/>
    </style:style>
    <style:style style:name="P17" style:family="paragraph" style:parent-style-name="Standard">
      <style:text-properties officeooo:rsid="0016fc9e" officeooo:paragraph-rsid="0069ada1"/>
    </style:style>
    <style:style style:name="P18" style:family="paragraph" style:parent-style-name="Standard">
      <style:text-properties officeooo:rsid="0016fc9e" officeooo:paragraph-rsid="00708db9"/>
    </style:style>
    <style:style style:name="P19" style:family="paragraph" style:parent-style-name="Standard">
      <style:text-properties officeooo:rsid="0016fc9e" officeooo:paragraph-rsid="00714e2c"/>
    </style:style>
    <style:style style:name="P20" style:family="paragraph" style:parent-style-name="Standard">
      <style:text-properties officeooo:rsid="0016fc9e" officeooo:paragraph-rsid="00736436"/>
    </style:style>
    <style:style style:name="P21" style:family="paragraph" style:parent-style-name="Standard">
      <style:text-properties officeooo:rsid="0016fc9e" officeooo:paragraph-rsid="00743d20"/>
    </style:style>
    <style:style style:name="P22" style:family="paragraph" style:parent-style-name="Standard">
      <style:text-properties officeooo:rsid="0016fc9e" officeooo:paragraph-rsid="007ab379"/>
    </style:style>
    <style:style style:name="P23" style:family="paragraph" style:parent-style-name="Standard">
      <style:text-properties officeooo:rsid="0016fc9e" officeooo:paragraph-rsid="0080c448"/>
    </style:style>
    <style:style style:name="P24" style:family="paragraph" style:parent-style-name="Standard">
      <style:text-properties officeooo:rsid="0016fc9e" officeooo:paragraph-rsid="0083c4ab"/>
    </style:style>
    <style:style style:name="P25" style:family="paragraph" style:parent-style-name="Standard">
      <style:text-properties style:text-underline-style="solid" style:text-underline-width="auto" style:text-underline-color="font-color" officeooo:rsid="0016fc9e" officeooo:paragraph-rsid="0016fc9e"/>
    </style:style>
    <style:style style:name="P26" style:family="paragraph" style:parent-style-name="Standard">
      <style:text-properties style:text-underline-style="solid" style:text-underline-width="auto" style:text-underline-color="font-color" officeooo:rsid="0069ada1" officeooo:paragraph-rsid="0069ada1"/>
    </style:style>
    <style:style style:name="P27" style:family="paragraph" style:parent-style-name="Standard">
      <style:text-properties officeooo:rsid="005408f9" officeooo:paragraph-rsid="005408f9"/>
    </style:style>
    <style:style style:name="P28" style:family="paragraph" style:parent-style-name="Standard">
      <style:text-properties officeooo:rsid="00708db9" officeooo:paragraph-rsid="00708db9"/>
    </style:style>
    <style:style style:name="P29" style:family="paragraph" style:parent-style-name="Standard">
      <style:text-properties officeooo:rsid="00714e2c" officeooo:paragraph-rsid="0080c448"/>
    </style:style>
    <style:style style:name="P30" style:family="paragraph" style:parent-style-name="Standard">
      <style:text-properties officeooo:rsid="00736436" officeooo:paragraph-rsid="00736436"/>
    </style:style>
    <style:style style:name="P31" style:family="paragraph" style:parent-style-name="Standard">
      <style:text-properties officeooo:rsid="00883f32" officeooo:paragraph-rsid="00883f32"/>
    </style:style>
    <style:style style:name="P32" style:family="paragraph" style:parent-style-name="Standard">
      <style:text-properties officeooo:rsid="0089aba9" officeooo:paragraph-rsid="00883f32"/>
    </style:style>
    <style:style style:name="P33" style:family="paragraph" style:parent-style-name="Standard">
      <style:text-properties officeooo:rsid="0089aba9" officeooo:paragraph-rsid="0089aba9"/>
    </style:style>
    <style:style style:name="P34" style:family="paragraph" style:parent-style-name="Standard">
      <style:text-properties officeooo:rsid="008a9b4e" officeooo:paragraph-rsid="008a9b4e"/>
    </style:style>
    <style:style style:name="P35" style:family="paragraph" style:parent-style-name="Standard">
      <style:text-properties officeooo:rsid="008a9b4e" officeooo:paragraph-rsid="0069ada1"/>
    </style:style>
    <style:style style:name="T1" style:family="text">
      <style:text-properties officeooo:rsid="0016fc9e"/>
    </style:style>
    <style:style style:name="T2" style:family="text">
      <style:text-properties officeooo:rsid="00181fa4"/>
    </style:style>
    <style:style style:name="T3" style:family="text">
      <style:text-properties officeooo:rsid="001959c3"/>
    </style:style>
    <style:style style:name="T4" style:family="text">
      <style:text-properties officeooo:rsid="001b9303"/>
    </style:style>
    <style:style style:name="T5" style:family="text">
      <style:text-properties officeooo:rsid="001c8b60"/>
    </style:style>
    <style:style style:name="T6" style:family="text">
      <style:text-properties officeooo:rsid="002a3e48"/>
    </style:style>
    <style:style style:name="T7" style:family="text">
      <style:text-properties officeooo:rsid="002ec50a"/>
    </style:style>
    <style:style style:name="T8" style:family="text">
      <style:text-properties officeooo:rsid="0031e269"/>
    </style:style>
    <style:style style:name="T9" style:family="text">
      <style:text-properties officeooo:rsid="0031e7f1"/>
    </style:style>
    <style:style style:name="T10" style:family="text">
      <style:text-properties style:text-underline-style="solid" style:text-underline-width="auto" style:text-underline-color="font-color"/>
    </style:style>
    <style:style style:name="T11" style:family="text">
      <style:text-properties officeooo:rsid="00365f83"/>
    </style:style>
    <style:style style:name="T12" style:family="text">
      <style:text-properties officeooo:rsid="003681cb"/>
    </style:style>
    <style:style style:name="T13" style:family="text">
      <style:text-properties officeooo:rsid="003975d8"/>
    </style:style>
    <style:style style:name="T14" style:family="text">
      <style:text-properties officeooo:rsid="003eec85"/>
    </style:style>
    <style:style style:name="T15" style:family="text">
      <style:text-properties officeooo:rsid="004034e2"/>
    </style:style>
    <style:style style:name="T16" style:family="text">
      <style:text-properties officeooo:rsid="0040d5ac"/>
    </style:style>
    <style:style style:name="T17" style:family="text">
      <style:text-properties officeooo:rsid="0042b472"/>
    </style:style>
    <style:style style:name="T18" style:family="text">
      <style:text-properties officeooo:rsid="00472749"/>
    </style:style>
    <style:style style:name="T19" style:family="text">
      <style:text-properties officeooo:rsid="0047adeb"/>
    </style:style>
    <style:style style:name="T20" style:family="text">
      <style:text-properties officeooo:rsid="004c54a6"/>
    </style:style>
    <style:style style:name="T21" style:family="text">
      <style:text-properties officeooo:rsid="004d295f"/>
    </style:style>
    <style:style style:name="T22" style:family="text">
      <style:text-properties officeooo:rsid="004e9208"/>
    </style:style>
    <style:style style:name="T23" style:family="text">
      <style:text-properties officeooo:rsid="0054b448"/>
    </style:style>
    <style:style style:name="T24" style:family="text">
      <style:text-properties officeooo:rsid="0057f0c7"/>
    </style:style>
    <style:style style:name="T25" style:family="text">
      <style:text-properties officeooo:rsid="005e5487"/>
    </style:style>
    <style:style style:name="T26" style:family="text">
      <style:text-properties officeooo:rsid="005f34ff"/>
    </style:style>
    <style:style style:name="T27" style:family="text">
      <style:text-properties officeooo:rsid="0062919f"/>
    </style:style>
    <style:style style:name="T28" style:family="text">
      <style:text-properties officeooo:rsid="0066bb9c"/>
    </style:style>
    <style:style style:name="T29" style:family="text">
      <style:text-properties officeooo:rsid="0067b5a3"/>
    </style:style>
    <style:style style:name="T30" style:family="text">
      <style:text-properties officeooo:rsid="006baacc"/>
    </style:style>
    <style:style style:name="T31" style:family="text">
      <style:text-properties officeooo:rsid="00714e2c"/>
    </style:style>
    <style:style style:name="T32" style:family="text">
      <style:text-properties officeooo:rsid="00736436"/>
    </style:style>
    <style:style style:name="T33" style:family="text">
      <style:text-properties officeooo:rsid="0079115d"/>
    </style:style>
    <style:style style:name="T34" style:family="text">
      <style:text-properties officeooo:rsid="0080c448"/>
    </style:style>
    <style:style style:name="T35" style:family="text">
      <style:text-properties officeooo:rsid="0082e602"/>
    </style:style>
    <style:style style:name="T36" style:family="text">
      <style:text-properties officeooo:rsid="0083c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gLang: A Pattern-Matching Mini-Language as an Alternative to Traditional Regular Expressions</text:p>
      <text:p text:style-name="P1"/>
      <text:p text:style-name="P1">“The rules for writing regular expressions can be surprisingly complex because they interpret characters in some positions as operators, and in slightly different positions as literals. Worse than being hard to write, this makes regular expressions hard to read and dangerous to modify. … regular expressions can be very difficult to maintain and debug. … [they] tend to be extremely terse, even cryptic. They are easy to use in their simplest form, but they can quickly become bewildering. … All the parts of a regular expression are pushed tightly together, making them almost indecipherable. This is a particular concern when they are used in security applications for scanning and validation. If you cannot read and understand a regular expression, how can you have confidence that it will work correctly for all inputs? Yet, despite their obvious drawbacks, regular expressions are widely used.”</text:p>
      <text:p text:style-name="P1"><text:tab/>- Javascript: The Good Parts, Introduction to Chapter 7 Regular Expressions</text:p>
      <text:p text:style-name="P1"/>
      <text:p text:style-name="P1">When I read this passage, I immediately thought “He’s right. Surely we can do better than this.” My idea is to simply create a more C-like language that can be "compiled" down to traditional regular expressions, and make this C-like pattern-matching language far more readable and maintainable.</text:p>
      <text:p text:style-name="P1"/>
      <text:p text:style-name="P1"/>
      <text:p text:style-name="P1"/>
      <text:p text:style-name="P1"/>
      <text:p text:style-name="P25">Example 1: parse_number</text:p>
      <text:p text:style-name="P1"/>
      <text:p text:style-name="P1">It seems appropriate to take my sample regular expressions from Javascript: The Good Parts, since that’s where I got the idea. <text:s/>So we’ll start with the parse_number regexp on page 69</text:p>
      <text:p text:style-name="P1"/>
      <text:p text:style-name="P1">/^-?\d+(?:\.\d*)?(?:e[+\-]?\d+)?$/i</text:p>
      <text:p text:style-name="P1"/>
      <text:p text:style-name="P1">In my pattern-matching mini-language (henceforth, RegLang), that regexp would look like this:</text:p>
      <text:p text:style-name="P1"/>
      <text:p text:style-name="P2">from linestart to lineend match case<text:span text:style-name="T5">i</text:span>nsensitive {</text:p>
      <text:p text:style-name="P1"><text:tab/>0to1 “-”</text:p>
      <text:p text:style-name="P1">and<text:tab/>1orMore digit</text:p>
      <text:p text:style-name="P1">and<text:tab/>0to1 { “.” and 0orMore digit }</text:p>
      <text:p text:style-name="P1">and<text:tab/>0to1 { </text:p>
      <text:p text:style-name="P22"><text:tab/><text:tab/>“e” </text:p>
      <text:p text:style-name="P22"><text:tab/>and<text:tab/>0to1 [“+”, “-“]</text:p>
      <text:p text:style-name="P22"><text:tab/>and<text:tab/>1orMore digit</text:p>
      <text:p text:style-name="P1"><text:tab/>}</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ext:soft-page-break/>Example 2: parse_url</text:p>
      <text:p text:style-name="P1"/>
      <text:p text:style-name="P1">Now let’s do the slightly longer example from that book.</text:p>
      <text:p text:style-name="P1"/>
      <text:p text:style-name="P1">/^(?:([A-Za-z]+):)?(\/{0,3})([0-9.\-A-Za-z]+)(?::(\d+))?(?:\/([^?#]*))?(?:\?([^#]*))?(?:#(.*))?$/</text:p>
      <text:p text:style-name="P1"/>
      <text:p text:style-name="P1">In RegLang, <text:span text:style-name="T33">one option would be this</text:span>:</text:p>
      <text:p text:style-name="P1"/>
      <text:p text:style-name="P28">define Scheme <text:span text:style-name="T1">{</text:span></text:p>
      <text:p text:style-name="P24"><text:tab/>capture { 1orMore <text:span text:style-name="T31">l</text:span>etter }</text:p>
      <text:p text:style-name="P24">and<text:tab/>":"</text:p>
      <text:p text:style-name="P24"><text:span text:style-name="T35">and<text:tab/></text:span>capture { 0to3 "/" }</text:p>
      <text:p text:style-name="P18">}</text:p>
      <text:p text:style-name="P29">define Hostname <text:span text:style-name="T32">capture {</text:span></text:p>
      <text:p text:style-name="P19"><text:tab/>1orMore [<text:span text:style-name="T31">digit</text:span>, <text:span text:style-name="T31">letter</text:span>, ".”, “-"]</text:p>
      <text:p text:style-name="P19">}</text:p>
      <text:p text:style-name="P30">define Port {</text:p>
      <text:p text:style-name="P20"><text:tab/>":" and capture { 1orMore digit }</text:p>
      <text:p text:style-name="P30">}</text:p>
      <text:p text:style-name="P30">define Path {</text:p>
      <text:p text:style-name="P30"><text:tab/><text:span text:style-name="T1">"/" and capture { 0orMore not [“?”, “#”] }</text:span></text:p>
      <text:p text:style-name="P30">}</text:p>
      <text:p text:style-name="P30">define Query {</text:p>
      <text:p text:style-name="P30"><text:tab/><text:span text:style-name="T1">"?" and capture { 0orMore not [“#”] }</text:span></text:p>
      <text:p text:style-name="P30">}</text:p>
      <text:p text:style-name="P30">define Hash {<text:line-break/><text:tab/><text:span text:style-name="T1">"#" and capture { 0orMore char }</text:span></text:p>
      <text:p text:style-name="P30">}</text:p>
      <text:p text:style-name="P1">from linestart to lineend match {</text:p>
      <text:p text:style-name="P21"><text:tab/>0to1 <text:span text:style-name="T32">Scheme</text:span></text:p>
      <text:p text:style-name="P21">and<text:tab/><text:span text:style-name="T32">Hostname</text:span></text:p>
      <text:p text:style-name="P21">and<text:tab/>0to1 <text:span text:style-name="T32">Port</text:span></text:p>
      <text:p text:style-name="P21">and<text:tab/>0to1 <text:span text:style-name="T32">Path</text:span></text:p>
      <text:p text:style-name="P21">and<text:tab/>0to1 <text:span text:style-name="T32">Query</text:span></text:p>
      <text:p text:style-name="P21">and<text:tab/>0to1 <text:span text:style-name="T32">Hash</text:span></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text:span text:style-name="T10">Identifiers</text:span></text:p>
      <text:p text:style-name="P27"/>
      <text:p text:style-name="P27">User-defined identifiers (ie, those defined by a “define” statement) must start with a capital letter. <text:s/>All <text:span text:style-name="T23">reserved keywords </text:span>start with a number or a lowercase letter. <text:s/><text:span text:style-name="T24">These reserved keywords include pre-defined character sets such as “digit” and “char”, which get compiled to things like “\d”. <text:s/>It is possible for a user to redefine one of the pre-defined character sets, and all features which rely on this should reflect the new definition (for instance, redefining “line_break” should change how “linestart” and “lineend” behave).</text:span></text:p>
      <text:p text:style-name="P1"/>
      <text:p text:style-name="P25">Literals and Whitespace</text:p>
      <text:p text:style-name="P1"/>
      <text:p text:style-name="P3">As with most C-like languages, whitespace is meaningless in RegLang, except of course when separating tokens. <text:s/>All literals are explicitly quoted in RegLang <text:span text:style-name="T6">with double quotes</text:span>, so there is never any ambiguity about what is and is not a literal (unlike regexp).</text:p>
      <text:p text:style-name="P3"/>
      <text:p text:style-name="P3"><text:span text:style-name="T7">We do want to support C-like escape sequences. <text:s/>T</text:span>he valid escape sequences will probably include \o for octal, \x for hex, \u for Unicode chars, \c for ASCII control chars, and the usual \r\n\t\a\e\f\v. <text:s/><text:span text:style-name="T30">A literal double quote or backslash must be escaped.</text:span></text:p>
      <text:p text:style-name="P1"/>
      <text:p text:style-name="P25">Blocks and Groups</text:p>
      <text:p text:style-name="P1"/>
      <text:p text:style-name="P4">There is not a one-to-one correspondence between blocks (the stuff between { and } ) in RegLang and groups in a regexp, nor should there be. <text:s/><text:span text:style-name="T9">If a block is solely used to break up the expression into more easily understood pieces, it may not correspond to a regexp group. <text:s/></text:span>Thus, capturing groups must be explicitly specified in RegLang with the “capture” keyword. <text:s/>All blocks are “non-capturing groups” by default, if the compilation to regexp requires them to be groups at all <text:span text:style-name="T8">(typically it does if there's a qualifier in front of it)</text:span>.</text:p>
      <text:p text:style-name="P1"/>
      <text:p text:style-name="P25">Pre-defined Sets</text:p>
      <text:p text:style-name="P1"/>
      <text:p text:style-name="P1">char – <text:span text:style-name="T25">Corresponds to the standard . representing a single character </text:span>except newlines (as defined by newline_char), including single Unicode chars.</text:p>
      <text:p text:style-name="P1">any_char – <text:span text:style-name="T26">L</text:span>iterally any character, even newlines</text:p>
      <text:p text:style-name="P1">letter – all letters</text:p>
      <text:p text:style-name="P1">digit – 0 through 9</text:p>
      <text:p text:style-name="P1"/>
      <text:p text:style-name="P1"><text:span text:style-name="T27">line_break</text:span> – all newline characters; if the user changes this set with a define statement the interpretation of char should reflect that.</text:p>
      <text:p text:style-name="P1">word_<text:span text:style-name="T27">break</text:span>– the set of characters used to define a “word” when the anchor keywords wordstart and/or wordend are us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0">Possible BNF Grammar for RegLang</text:span></text:p>
      <text:p text:style-name="P1"/>
      <text:p text:style-name="P1">program – define-statement program <text:span text:style-name="T3">|</text:span> main-segment</text:p>
      <text:p text:style-name="P9">define-statement – “define” <text:span text:style-name="T14">identifier</text:span> set | “define” <text:span text:style-name="T14">identifier </text:span>block</text:p>
      <text:p text:style-name="P1">main-segment – from-clause to-clause match-clause replace-clause</text:p>
      <text:p text:style-name="P1"/>
      <text:p text:style-name="P1">These four main clauses may be in any order, and the replace-clause <text:span text:style-name="T4">may be blank</text:span>.</text:p>
      <text:p text:style-name="P1"/>
      <text:p text:style-name="P1">from-clause – “from” <text:span text:style-name="T15">start-</text:span>locator</text:p>
      <text:p text:style-name="P1">to-clause – “to” <text:span text:style-name="T15">end-</text:span>locator</text:p>
      <text:p text:style-name="P10"><text:span text:style-name="T16">start-</text:span>locator – “linestart” | “textstart” | “wordstart” <text:span text:style-name="T16">| </text:span>“anywhere” | “end-of-previous-match”</text:p>
      <text:p text:style-name="P10"><text:span text:style-name="T16">end-</text:span>locator – “lineend” | “textend” | “wordend” | “anywhere”</text:p>
      <text:p text:style-name="P10"/>
      <text:p text:style-name="P13">match-clause – “match” <text:span text:style-name="T18">match-settings</text:span> block <text:span text:style-name="T19">| </text:span>“match” block</text:p>
      <text:p text:style-name="P14"><text:span text:style-name="T18">match-settings – match-setting | match-setting match-settings</text:span></text:p>
      <text:p text:style-name="P11"><text:span text:style-name="T2">match-setting – “</text:span>case_insensitive” <text:span text:style-name="T17">|</text:span> “case_sensitive” <text:span text:style-name="T17">| “global” | “multiline” | “</text:span>eager” <text:span text:style-name="T17">| “</text:span>thorough” <text:span text:style-name="T17">| “</text:span>greedy” <text:span text:style-name="T17">| “</text:span>lazy”</text:p>
      <text:p text:style-name="P12">replace-clause – “replace” block<text:line-break/></text:p>
      <text:p text:style-name="P5">block – block-qualifier <text:span text:style-name="T11">block | </text:span>“{“ expressions “}” <text:span text:style-name="T22">| identifier</text:span></text:p>
      <text:p text:style-name="P6">block-qualifier - “capture” <text:span text:style-name="T12">|</text:span> “noncapture” <text:span text:style-name="T12">|</text:span> “lookahead” <text:span text:style-name="T12">|</text:span> “lookbehind” <text:span text:style-name="T12">|</text:span> “positive” <text:span text:style-name="T12">|</text:span> “negative” <text:span text:style-name="T12">|</text:span> “lazy” <text:span text:style-name="T12">|</text:span> “greedy” <text:span text:style-name="T12">|</text:span> “eager” <text:span text:style-name="T12">|</text:span> “thorough” <text:span text:style-name="T12">| </text:span>“name”</text:p>
      <text:p text:style-name="P6"/>
      <text:p text:style-name="P1">expressions – expression | expression “and” expressions | expression “or” expressions</text:p>
      <text:p text:style-name="P1">expression – literal | set | backreference <text:span text:style-name="T13">| </text:span>repeater block</text:p>
      <text:p text:style-name="P7"/>
      <text:p text:style-name="P7">repeater – integer”orMore” | integer”to”integer</text:p>
      <text:p text:style-name="P8">Repeaters should not have whitespace, eg “0to1”, “0orMore” and “0to3” are valid repeaters but “0 to 3” is not.</text:p>
      <text:p text:style-name="P8"/>
      <text:p text:style-name="P1">backreference – “backref”integer</text:p>
      <text:p text:style-name="P1"/>
      <text:p text:style-name="P1">To follow existing convention, backreference 0 is the entire match, and backreferences 1 and up refer to the capturing groups in the order they captured. <text:s/><text:span text:style-name="T20">Backreferences are only allowed inside the replace clause.</text:span></text:p>
      <text:p text:style-name="P1"/>
      <text:p text:style-name="P16">set – “not” set | <text:span text:style-name="T29">set</text:span> “except” set <text:span text:style-name="T29">|</text:span> “[“ set_elements “]” | <text:span text:style-name="T21">identifier</text:span></text:p>
      <text:p text:style-name="P15">set_elements – literal | literal “to” literal <text:span text:style-name="T31">| set</text:span> <text:span text:style-name="T28">| </text:span>set_elements “,” set_elements</text:p>
      <text:p text:style-name="P1"/>
      <text:p text:style-name="P1"/>
      <text:p text:style-name="P1"/>
      <text:p text:style-name="P1"/>
      <text:p text:style-name="P1"/>
      <text:p text:style-name="P1"/>
      <text:p text:style-name="P17"/>
      <text:p text:style-name="P17"/>
      <text:p text:style-name="P17"/>
      <text:p text:style-name="P17"/>
      <text:p text:style-name="P17"/>
      <text:p text:style-name="P17"/>
      <text:p text:style-name="P17"/>
      <text:p text:style-name="P17"/>
      <text:p text:style-name="P26"><text:soft-page-break/>Speculation on Advanced Features</text:p>
      <text:p text:style-name="P17"/>
      <text:p text:style-name="P17">The block qualifiers “lazy”, “greedy”, “eager” and “thorough” will allow control of matching behaviour. <text:s/>Lazy/greedy apply to repeaters. <text:s/>Eager/thorough apply to alternation.</text:p>
      <text:p text:style-name="P17"/>
      <text:p text:style-name="P17">Likewise, the block qualifiers “lookahead”, “lookbehind”, “positive” and “negative” will allow for lookaround behaviour.</text:p>
      <text:p text:style-name="P17">//TODO: what about conditionals? Can they be added as mere synonyms to lookaround keywords?</text:p>
      <text:p text:style-name="P17">Backreferences will be supported with the “backref” keyword. <text:s/>I’m not sure there’s any point supporting forward or nested references.</text:p>
      <text:p text:style-name="P17"/>
      <text:p text:style-name="P17">Recursion will be supported with the “recurse” keyword. <text:s/>I don’t think we need balancing groups in addition to recursion. <text:s/>Regexp subroutine calls will be supported with the “call” keyword, followed by an integer or a string to identify the group to call.</text:p>
      <text:p text:style-name="P17">Hopefully we can unify all the semantic differences of recursion/subroutines into a single RegLang semantics that can be compiled into all the regexp flavours properly. <text:s/>For capturing, I would hope we can stick to the existing rule that everything is non-capturing unless the “capture” keyword is used. <text:s/>For atomicity, I have trouble understanding the use cases so for now let’s assume recursion will always be atomic in RegLang. <text:s/>The compiler will have to deal with things like specifying recursion level in Ruby backreferences and specifying atomicity in flavours with non-atomic recursion.</text:p>
      <text:p text:style-name="P17"/>
      <text:p text:style-name="P17">I’m not sure about branch reset groups because they feel like a solution to a problem caused by regexp’s terseness: failure to separate grouping from capturing. <text:s/>I feel like branch reset groups will merely be an implementation detail when compiling RegLang, but even then regexp flavors which lack them may be problematic.</text:p>
      <text:p text:style-name="P17"/>
      <text:p text:style-name="P17">Free-spacing mode, single/multi-line mode, and various anchor handling modes like (?p) and (?w) are definitely solutions to problems caused by regexp, and will be no more than implementation details when compiling RegLang. <text:s/>Atomic grouping, possessive quantifiers and \K are less clear but will probably be compiler optimizations, since their main use seems to be saving the regexp engine from having to remember previous matches and/or backtracking positions. <text:s/>However, we should provide keywords (“atomic”, “non-atomic”, “possessive”, “non-possessive”, “keep”, “non-keep”?) in case power users need to override bad compiler decisi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4:36:18.188000000</meta:creation-date>
    <dc:date>2014-09-14T18:16:08.464000000</dc:date>
    <meta:editing-duration>PT3H23M35S</meta:editing-duration>
    <meta:editing-cycles>106</meta:editing-cycles>
    <meta:generator>LibreOffice/4.2.5.2$Windows_x86 LibreOffice_project/6ff819b65674ae6c83f3cbab9e4a4c2b292a7a94</meta:generator>
    <meta:document-statistic meta:table-count="0" meta:image-count="0" meta:object-count="0" meta:page-count="5" meta:paragraph-count="95" meta:word-count="1324" meta:character-count="8721" meta:non-whitespace-character-count="7430"/>
  </office:meta>
</office:document-meta>
</file>